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ext-properties style:text-line-through-style="solid"/>
    </style:style>
    <style:style style:name="ce11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12" style:family="table-cell" style:parent-style-name="Excel_32_Built-in_32_Normal" style:data-style-name="N36">
      <style:table-cell-properties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top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29.2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10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23" table:style-name="ce5">
            <text:p>23</text:p>
          </table:table-cell>
          <table:table-cell office:value-type="string" table:style-name="ce11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2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2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2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2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1" table:style-name="ce5">
            <text:p>41</text:p>
          </table:table-cell>
          <table:table-cell office:value-type="string" table:style-name="ce8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7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7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13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7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9">
            <text:p>Добавить отдельные методы Save (Load) в модули (уйти от общего Save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7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7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7">
            <text:p>Сделать прогресс с задаваемым заголовком и без лишних надписей (LoadingService)</text:p>
          </table:table-cell>
          <table:table-cell table:number-columns-repeated="16382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7">
            <text:p>Добавить контекстное меню к планам - создать подплан/редактировать/удалить</text:p>
          </table:table-cell>
          <table:table-cell table:number-columns-repeated="16382"/>
        </table:table-row>
        <table:table-row table:style-name="ro2">
          <table:table-cell office:value-type="float" office:value="66" table:style-name="ce5">
            <text:p>66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7" table:style-name="ce5">
            <text:p>67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8" table:style-name="ce5">
            <text:p>68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69" table:style-name="ce5">
            <text:p>6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70" table:style-name="ce5">
            <text:p>70</text:p>
          </table:table-cell>
          <table:table-cell table:style-name="ce9"/>
          <table:table-cell table:number-columns-repeated="16382"/>
        </table:table-row>
        <table:table-row table:number-rows-repeated="1048505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71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08-14T16:05:16Z</dc:date>
    <meta:editing-cycles>1</meta:editing-cycles>
    <meta:editing-duration>PT53S</meta:editing-duration>
  </office:meta>
</office:document-meta>
</file>